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13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4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8" calcext:value-type="float">
            <text:p>0.59</text:p>
          </table:table-cell>
          <table:table-cell table:formula="of:=SUMPRODUCT([.F5:.F31];[.AC5:.AC31])/SUM([.AC5:.AC31])" office:value-type="float" office:value="-0.0819877011316646" calcext:value-type="float">
            <text:p>-0.0819877011</text:p>
          </table:table-cell>
          <table:table-cell table:formula="of:=([.F5]-[.$AE$5])^2" office:value-type="float" office:value="0.00672198313685516" calcext:value-type="float">
            <text:p>0.0067219831</text:p>
          </table:table-cell>
          <table:table-cell table:formula="of:=SUMPRODUCT([.AF5:.AF31];[.AC5:.AC31])/SUM([.AC5:.AC31])" office:value-type="float" office:value="20.822486063602" calcext:value-type="float">
            <text:p>20.8224860636</text:p>
          </table:table-cell>
          <table:table-cell table:formula="of:=SQRT([.AG5])" office:value-type="float" office:value="4.56316623229989" calcext:value-type="float">
            <text:p>4.5631662323</text:p>
          </table:table-cell>
          <table:table-cell table:formula="of:=SUM([.AC5:.AC31])" office:value-type="float" office:value="119.015745720391" calcext:value-type="float">
            <text:p>119.0157457204</text:p>
          </table:table-cell>
          <table:table-cell table:formula="of:=[.AH5]/SQRT([.AI5])" office:value-type="float" office:value="0.418277091018906" calcext:value-type="float">
            <text:p>0.418277091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1856918" calcext:value-type="float">
            <text:p>0.590668171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3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8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5" calcext:value-type="float">
            <text:p>0.56</text:p>
          </table:table-cell>
          <table:table-cell/>
          <table:table-cell table:formula="of:=([.F6]-[.$AE$5])^2" office:value-type="float" office:value="1.17069738540018" calcext:value-type="float">
            <text:p>1.1706973854</text:p>
          </table:table-cell>
          <table:table-cell table:number-columns-repeated="5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490895" calcext:value-type="float">
            <text:p>0.5617433185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3" calcext:value-type="float">
            <text:p>0.56</text:p>
          </table:table-cell>
          <table:table-cell/>
          <table:table-cell table:formula="of:=([.F7]-[.$AE$5])^2" office:value-type="float" office:value="4.33467278766351" calcext:value-type="float">
            <text:p>4.3346727877</text:p>
          </table:table-cell>
          <table:table-cell table:number-columns-repeated="5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3663463" calcext:value-type="float">
            <text:p>0.5557777337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4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7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4" calcext:value-type="float">
            <text:p>0.49</text:p>
          </table:table-cell>
          <table:table-cell/>
          <table:table-cell table:formula="of:=([.F8]-[.$AE$5])^2" office:value-type="float" office:value="9.49864818992684" calcext:value-type="float">
            <text:p>9.4986481899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59608474" calcext:value-type="float">
            <text:p>0.4853406596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4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6" calcext:value-type="float">
            <text:p>0.47</text:p>
          </table:table-cell>
          <table:table-cell/>
          <table:table-cell table:formula="of:=([.F9]-[.$AE$5])^2" office:value-type="float" office:value="16.6626235921902" calcext:value-type="float">
            <text:p>16.6626235922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306386" calcext:value-type="float">
            <text:p>0.4749268953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1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E$5])^2" office:value-type="float" office:value="25.8265989944535" calcext:value-type="float">
            <text:p>25.8265989945</text:p>
          </table:table-cell>
          <table:table-cell table:number-columns-repeated="5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285007" calcext:value-type="float">
            <text:p>0.4320493803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3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29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6" calcext:value-type="float">
            <text:p>0.41</text:p>
          </table:table-cell>
          <table:table-cell/>
          <table:table-cell table:formula="of:=([.F11]-[.$AE$5])^2" office:value-type="float" office:value="36.9905743967168" calcext:value-type="float">
            <text:p>36.9905743967</text:p>
          </table:table-cell>
          <table:table-cell table:number-columns-repeated="5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3677386" calcext:value-type="float">
            <text:p>0.4149966537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6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E$5])^2" office:value-type="float" office:value="50.1545497989802" calcext:value-type="float">
            <text:p>50.154549799</text:p>
          </table:table-cell>
          <table:table-cell table:number-columns-repeated="5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8904787" calcext:value-type="float">
            <text:p>0.3559026089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3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E$5])^2" office:value-type="float" office:value="65.3185252012435" calcext:value-type="float">
            <text:p>65.3185252012</text:p>
          </table:table-cell>
          <table:table-cell table:number-columns-repeated="5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520665" calcext:value-type="float">
            <text:p>0.2886751352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4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E$5])^2" office:value-type="float" office:value="82.4825006035068" calcext:value-type="float">
            <text:p>82.4825006035</text:p>
          </table:table-cell>
          <table:table-cell table:number-columns-repeated="5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4057992" calcext:value-type="float">
            <text:p>0.233333334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2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6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5" calcext:value-type="float">
            <text:p>0.21</text:p>
          </table:table-cell>
          <table:table-cell/>
          <table:table-cell table:formula="of:=([.F15]-[.$AE$5])^2" office:value-type="float" office:value="101.64647600577" calcext:value-type="float">
            <text:p>101.6464760058</text:p>
          </table:table-cell>
          <table:table-cell table:number-columns-repeated="5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0696335" calcext:value-type="float">
            <text:p>0.2081666007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E$5])^2" office:value-type="float" office:value="145.974426810297" calcext:value-type="float">
            <text:p>145.9744268103</text:p>
          </table:table-cell>
          <table:table-cell table:number-columns-repeated="5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978011" calcext:value-type="float">
            <text:p>0.026457516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39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8" calcext:value-type="float">
            <text:p>0.02</text:p>
          </table:table-cell>
          <table:table-cell/>
          <table:table-cell table:formula="of:=([.F17]-[.$AE$5])^2" office:value-type="float" office:value="227.466353017087" calcext:value-type="float">
            <text:p>227.4663530171</text:p>
          </table:table-cell>
          <table:table-cell table:number-columns-repeated="5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9314708" calcext:value-type="float">
            <text:p>0.0187082909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E$5])^2" office:value-type="float" office:value="403.286230028404" calcext:value-type="float">
            <text:p>403.2862300284</text:p>
          </table:table-cell>
          <table:table-cell table:number-columns-repeated="5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3098861" calcext:value-type="float">
            <text:p>0.0158113931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1" calcext:value-type="float">
            <text:p>0.60</text:p>
          </table:table-cell>
          <table:table-cell/>
          <table:table-cell table:formula="of:=([.F19]-[.$AE$5])^2" office:value-type="float" office:value="0.842746580873526" calcext:value-type="float">
            <text:p>0.8427465809</text:p>
          </table:table-cell>
          <table:table-cell table:number-columns-repeated="5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2812881" calcext:value-type="float">
            <text:p>0.6036923428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7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2" calcext:value-type="float">
            <text:p>0.55</text:p>
          </table:table-cell>
          <table:table-cell/>
          <table:table-cell table:formula="of:=([.F20]-[.$AE$5])^2" office:value-type="float" office:value="3.6787711786102" calcext:value-type="float">
            <text:p>3.6787711786</text:p>
          </table:table-cell>
          <table:table-cell table:number-columns-repeated="5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7784322" calcext:value-type="float">
            <text:p>0.547722557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6" calcext:value-type="float">
            <text:p>0.51</text:p>
          </table:table-cell>
          <table:table-cell/>
          <table:table-cell table:formula="of:=([.F21]-[.$AE$5])^2" office:value-type="float" office:value="8.51479577634687" calcext:value-type="float">
            <text:p>8.5147957763</text:p>
          </table:table-cell>
          <table:table-cell table:number-columns-repeated="5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083396" calcext:value-type="float">
            <text:p>0.508811251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2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3" calcext:value-type="float">
            <text:p>0.50</text:p>
          </table:table-cell>
          <table:table-cell/>
          <table:table-cell table:formula="of:=([.F22]-[.$AE$5])^2" office:value-type="float" office:value="15.3508203740835" calcext:value-type="float">
            <text:p>15.3508203741</text:p>
          </table:table-cell>
          <table:table-cell table:number-columns-repeated="5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149153" calcext:value-type="float">
            <text:p>0.5022173061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E$5])^2" office:value-type="float" office:value="24.1868449718202" calcext:value-type="float">
            <text:p>24.1868449718</text:p>
          </table:table-cell>
          <table:table-cell table:number-columns-repeated="5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49533467" calcext:value-type="float">
            <text:p>0.4268749495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8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24.416184971098" calcext:value-type="float">
            <text:p>824.42</text:p>
          </table:table-cell>
          <table:table-cell table:formula="of:=SQRT([.K24]^2*[.$B$5]^2+[.$C$5]^2*[.J24]^2)" office:value-type="float" office:value="27.2959219013089" calcext:value-type="float">
            <text:p>27.30</text:p>
          </table:table-cell>
          <table:table-cell table:formula="of:=2*[.O24]*[.Q24]*[.$B$3]/[.G24]" office:value-type="float" office:value="0.0109792694916698" calcext:value-type="float">
            <text:p>0.0110</text:p>
          </table:table-cell>
          <table:table-cell table:formula="of:=SQRT((2*[.$B$3]/[.G24])^2*([.O24]^2*[.R24]^2+[.Q24]^2*[.P24]^2))" office:value-type="float" office:value="0.000581118579814275" calcext:value-type="float">
            <text:p>0.0006</text:p>
          </table:table-cell>
          <table:table-cell table:formula="of:=[.L24]-[.S24]" office:value-type="float" office:value="144.989020730508" calcext:value-type="float">
            <text:p>144.99</text:p>
          </table:table-cell>
          <table:table-cell table:formula="of:=SQRT([.M24]^2+[.T24]^2)" office:value-type="float" office:value="12.041594592814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4805394990366" calcext:value-type="float">
            <text:p>27.48</text:p>
          </table:table-cell>
          <table:table-cell table:formula="of:=[.R24]/[.G24]" office:value-type="float" office:value="0.909864063376964" calcext:value-type="float">
            <text:p>0.91</text:p>
          </table:table-cell>
          <table:table-cell table:formula="of:=[.U24]/[.G24]" office:value-type="float" office:value="4.83296735768361" calcext:value-type="float">
            <text:p>4.83</text:p>
          </table:table-cell>
          <table:table-cell table:formula="of:=[.V24]/[.G24]" office:value-type="float" office:value="0.401386486427149" calcext:value-type="float">
            <text:p>0.40</text:p>
          </table:table-cell>
          <table:table-cell/>
          <table:table-cell table:formula="of:=([.F24]-[.$AE$5])^2" office:value-type="float" office:value="35.0228695695569" calcext:value-type="float">
            <text:p>35.0228695696</text:p>
          </table:table-cell>
          <table:table-cell table:number-columns-repeated="5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6735768361" calcext:value-type="float">
            <text:p>4.8329673577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6427149" calcext:value-type="float">
            <text:p>0.4013864864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4805394990366" calcext:value-type="float">
            <text:p>27.480539499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9864063376964" calcext:value-type="float">
            <text:p>0.9098640634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7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E$5])^2" office:value-type="float" office:value="47.8588941672936" calcext:value-type="float">
            <text:p>47.8588941673</text:p>
          </table:table-cell>
          <table:table-cell table:number-columns-repeated="5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49892137" calcext:value-type="float">
            <text:p>0.3496029499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E$5])^2" office:value-type="float" office:value="62.6949187650302" calcext:value-type="float">
            <text:p>62.694918765</text:p>
          </table:table-cell>
          <table:table-cell table:number-columns-repeated="5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4300049" calcext:value-type="float">
            <text:p>0.3179797343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7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6" calcext:value-type="float">
            <text:p>0.24</text:p>
          </table:table-cell>
          <table:table-cell/>
          <table:table-cell table:formula="of:=([.F27]-[.$AE$5])^2" office:value-type="float" office:value="79.5309433627669" calcext:value-type="float">
            <text:p>79.5309433628</text:p>
          </table:table-cell>
          <table:table-cell table:number-columns-repeated="5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1091096" calcext:value-type="float">
            <text:p>0.235702261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5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E$5])^2" office:value-type="float" office:value="98.3669679605036" calcext:value-type="float">
            <text:p>98.3669679605</text:p>
          </table:table-cell>
          <table:table-cell table:number-columns-repeated="5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4889872" calcext:value-type="float">
            <text:p>0.2185812849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2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E$5])^2" office:value-type="float" office:value="142.039017155977" calcext:value-type="float">
            <text:p>142.039017156</text:p>
          </table:table-cell>
          <table:table-cell table:number-columns-repeated="5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5424269" calcext:value-type="float">
            <text:p>0.0364005515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8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E$5])^2" office:value-type="float" office:value="222.547090949187" calcext:value-type="float">
            <text:p>222.5470909492</text:p>
          </table:table-cell>
          <table:table-cell table:number-columns-repeated="5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56399992" calcext:value-type="float">
            <text:p>0.0150000056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39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E$5])^2" office:value-type="float" office:value="396.72721393787" calcext:value-type="float">
            <text:p>396.7272139379</text:p>
          </table:table-cell>
          <table:table-cell table:number-columns-repeated="5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87602899" calcext:value-type="float">
            <text:p>0.016583128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2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397562847875992" calcext:value-type="float">
            <text:p>0.3975628479</text:p>
          </table:table-cell>
          <table:table-cell table:style-name="ce12" table:formula="of:=[.R3]/[.J3]" office:value-type="float" office:value="0.414431721782737" calcext:value-type="float">
            <text:p>0.4144317218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2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383203362917762" calcext:value-type="float">
            <text:p>0.3832033629</text:p>
          </table:table-cell>
          <table:table-cell table:style-name="ce12" table:formula="of:=[.R4]/[.J4]" office:value-type="float" office:value="0.414265566494304" calcext:value-type="float">
            <text:p>0.4142655665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2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10372192268543" calcext:value-type="float">
            <text:p>0.4103721923</text:p>
          </table:table-cell>
          <table:table-cell table:style-name="ce12" table:formula="of:=[.R5]/[.J5]" office:value-type="float" office:value="0.429230493874365" calcext:value-type="float">
            <text:p>0.4292304939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6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46:49.796272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7T08:52:29.085887585</dc:date>
    <meta:editing-duration>PT4H48M21S</meta:editing-duration>
    <meta:editing-cycles>37</meta:editing-cycles>
    <meta:generator>LibreOffice/4.2.8.2$Linux_X86_64 LibreOffice_project/420m0$Build-2</meta:generator>
    <meta:document-statistic meta:table-count="2" meta:cell-count="1128" meta:object-count="0"/>
    <meta:user-defined meta:name="qrichtext">1</meta:user-defined>
  </office:meta>
</office:document-meta>
</file>